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Der Film beginnt in der Straße. Ein paar Jungen haben Hunger, aber sie haben kein Geld. Ein Junge stehlt einen Apfel von einem Geschaft an der Straße. Der Verkäufer sieht die Jungen und will sie einsperren. Stoppel und Heinis Vater, Herr Völker, sprechen dagegen und beginnen einen Lärm. Die Polizei kommen und alle laufen weg. Herr Völker war in dem Lärm im Kopf geschlagt und Stoppel bringt er in seinem Haus. </text:p>
      <text:p text:style-name="Standard"><text:tab/>Herr Völker und Stoppel sind Mitglieder der Internationalkommunisten. Herr Völker ist arbeitslos. Er bittet seine Frau für ein bisschen Geld, weil er Bier kaufen will. Sie sagte, dass sie keine Geld hat, aber er glaubte sie nicht. Er wurde sehr böse, und machte sie fast weh, als Heini nach Huase kam, und gab seiner Mutter ein Mark, das er verdient hatte. Stoppel fragte Heini, ob er ein Mitglied der Internationlkommunisten war, aber Heini wusste nichts davon. </text:p>
      <text:p text:style-name="Standard"><text:tab/>Heini kampierte mit den Internationalkommunisten. Er fand sie aber sehr widerlich, weil sie viel Lärm machten und hatten keine Ordnung. Er ließ den Campingplatz und fand den der Hitlerjunge. Er beobachtete sie und fand sie sehr interessant. Sie fanden ihn und dachten, dass er spionierte. </text:p>
      <text:p text:style-name="Standard"><text:tab/>Heini kommt nach hause und sang das Lied, das er von den Hitlerjunge hörte. Seine Vater wurde sehr böse und macht ihn das Lied den Internationalkommunisten singen. Später meldete Herr Völker Heini zu den Internationalkommunisten, obwohl Heini den Hitlerjunge beitreiten. Die Kommunisten machten einen Anschlag an die Hitlerjunge. Heini war mit ihnen und die Hitlerjunge erkannten ihn, deshalb ließen sie ihn nicht beitreiten.</text:p>
      <text:p text:style-name="Standard"><text:tab/>Stoppel wollte, dass Heini bei ihnen einen anderen Anschlag mit Dynamit und Gewehr machen, aber Heini wollte aber gar nicht. Er warnte die Hitlerjunge vor dem Anschlag, und dawegen war keine von ihnen verwundet. Stoppel dachte, dass Heini einen Verträter war und wollte inh umbringen. Heinis Mutter wusste das und versuchte sich und Heini zu töten durch das Gas ein lassen während Heini schlief. Sie tötet aber Heini lebte.</text:p>
      <text:p text:style-name="Standard"><text:tab/>Als Heini auf wachte, ertreitete er die Hitlerjunge und ließ seinen Vater allein. Heini darf nicht wieder im Beussel district gehen, trotzdem geht er und ist von den Kommunisten ermor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3-16T14:18:19.02</meta:creation-date>
    <dc:date>2016-03-16T16:53:07.36</dc:date>
    <dc:creator>Robert Ritchie</dc:creator>
    <meta:editing-duration>PT47M31S</meta:editing-duration>
    <meta:editing-cycles>3</meta:editing-cycles>
    <meta:generator>OpenOffice/4.1.1$Win32 OpenOffice.org_project/411m6$Build-9775</meta:generator>
    <meta:document-statistic meta:table-count="0" meta:image-count="0" meta:object-count="0" meta:page-count="1" meta:paragraph-count="6" meta:word-count="354" meta:character-count="2205"/>
  </office:meta>
</office:document-meta>
</file>